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EGRIA SOPLIN, CESAR ANTON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777443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27841962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EGRIA SOPLIN, CESAR ANTON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77443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2 - Trans. Aer. Caja Patos Criollos</text:p>
          </table:table-cell>
          <table:table-cell table:style-name="Tableau1.A2" office:value-type="string">
            <text:p text:style-name="P14">43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30</text:p>
            <text:p text:style-name="P12"/>
          </table:table-cell>
        </table:table-row>
        <table:table-row>
          <table:table-cell table:style-name="Tableau1.A2" office:value-type="string">
            <text:p text:style-name="P12">031 - Servicio de Encintado de Caja</text:p>
          </table:table-cell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>06/08/2021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>450.00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CAMPOAVES</text:p>
          </table:table-cell>
          <table:table-cell table:style-name="Tabla3.A2" office:value-type="string">
            <text:p text:style-name="P21">PAT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COLOCAR CINTAS ENGOMADAS A SUS CAJA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9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6T21:35:5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